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1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fo:min-height="1.148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0.847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style:font-name="Utopia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style:font-name="Utopia" fo:font-size="10pt" style:font-size-asian="10pt" style:font-size-complex="10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style:font-name="MS Reference Sans Serif" fo:font-size="11pt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style:font-name="Utopia"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Utopia" fo:font-size="10pt" style:font-size-asian="10pt" style:font-size-complex="10pt"/>
    </style:style>
    <style:style style:name="T3" style:family="text">
      <style:text-properties style:font-name="Utopia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Utopia" fo:font-size="10pt" fo:font-style="normal" style:font-size-asian="10pt" style:font-style-asian="normal" style:font-size-complex="10pt" style:font-style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style:letter-kerning="true" style:font-name-asian="Droid Sans Fallback" style:font-size-asian="16pt" style:font-style-asian="normal" style:font-name-complex="FreeSans" style:font-size-complex="16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Utopia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topia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MS Reference Sans Serif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MS Reference Sans Serif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24cm" svg:height="1.651cm" svg:x="3.379cm" svg:y="2.134cm">
          <text:p><text:span text:style-name="T1">Language Virtualization <text:s/></text:span><text:span text:style-name="T2">⟦</text:span><text:span text:style-name="T3">if</text:span><text:span text:style-name="T2">(c) t </text:span><text:span text:style-name="T3">else</text:span><text:span text:style-name="T2"> e⟧ = ifThenElse[</text:span><text:span text:style-name="T4">T</text:span><text:span text:style-name="T2">](c, t, 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889cm" svg:height="0.764cm" svg:x="10.042cm" svg:y="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14.224cm" svg:height="3.783cm" svg:x="3.375cm" svg:y="4.6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3.683cm" svg:height="2.159cm" svg:x="13.502cm" svg:y="5.953cm">
          <text:p text:style-name="P2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3.556cm" svg:height="2.159cm" svg:x="3.821cm" svg:y="5.84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3.683cm" svg:height="2.159cm" svg:x="8.601cm" svg:y="5.92cm">
          <text:p text:style-name="P2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65cm" svg:height="0.685cm" svg:x="7.409cm" svg:y="6.6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165cm" svg:height="0.685cm" svg:x="12.308cm" svg:y="6.6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5.334cm" svg:height="1.143cm" svg:x="3.358cm" svg:y="4.81cm">
          <draw:text-box>
            <text:p text:style-name="P6"><text:span text:style-name="T5">DSL Intrinisification</text:span></text:p>
          </draw:text-box>
        </draw:frame>
        <draw:frame draw:style-name="gr7" draw:text-style-name="P9" draw:layer="layout" svg:width="9.644cm" svg:height="1.398cm" svg:x="9.555cm" svg:y="4.682cm">
          <draw:text-box>
            <text:p text:style-name="P8"><text:span text:style-name="T6"><text:s/>⟦</text:span><text:span text:style-name="T6">var</text:span><text:span text:style-name="T7"> b: Int = varDef(0)⟧ = </text:span></text:p>
            <text:p text:style-name="P8"><text:span text:style-name="T6"><text:s text:c="6"/></text:span><text:span text:style-name="T6">var</text:span><text:span text:style-name="T7"> b: Rep[Int] = </text:span><text:span text:style-name="T6">this</text:span><text:span text:style-name="T7">.varDef(lift[Int](0))</text:span></text:p>
          </draw:text-box>
        </draw:frame>
        <draw:frame draw:style-name="gr8" draw:text-style-name="P10" draw:layer="layout" svg:width="3.937cm" svg:height="1.207cm" svg:x="3.64cm" svg:y="5.717cm">
          <draw:text-box>
            <text:p text:style-name="P2"><text:span text:style-name="T8">Constants and</text:span></text:p>
            <text:p text:style-name="P2"><text:span text:style-name="T8">Free Variables</text:span></text:p>
          </draw:text-box>
        </draw:frame>
        <draw:frame draw:style-name="gr6" draw:text-style-name="P11" draw:layer="layout" svg:width="4.691cm" svg:height="1.538cm" svg:x="3.667cm" svg:y="6.715cm">
          <draw:text-box>
            <text:p text:style-name="P6"><text:span text:style-name="T6"><text:s text:c="3"/>⟦</text:span><text:span text:style-name="T7">0⟧ = lift[Int](0)</text:span></text:p>
            <text:p text:style-name="P6"><text:span text:style-name="T6"><text:s text:c="3"/>⟦</text:span><text:span text:style-name="T7">x⟧ = hole[Int](id)</text:span></text:p>
            <text:p text:style-name="P6"><text:span text:style-name="T9"><text:s/></text:span></text:p>
          </draw:text-box>
        </draw:frame>
        <draw:frame draw:style-name="gr8" draw:text-style-name="P2" draw:layer="layout" svg:width="3.937cm" svg:height="1.016cm" svg:x="8.493cm" svg:y="5.935cm">
          <draw:text-box>
            <text:p text:style-name="P2"><text:span text:style-name="T8">Types</text:span></text:p>
          </draw:text-box>
        </draw:frame>
        <draw:frame draw:style-name="gr8" draw:text-style-name="P2" draw:layer="layout" svg:width="3.937cm" svg:height="1.016cm" svg:x="13.373cm" svg:y="5.953cm">
          <draw:text-box>
            <text:p text:style-name="P2"><text:span text:style-name="T8">Operations</text:span></text:p>
          </draw:text-box>
        </draw:frame>
        <draw:frame draw:style-name="gr9" draw:text-style-name="P11" draw:layer="layout" svg:width="3.548cm" svg:height="1.097cm" svg:x="8.438cm" svg:y="6.924cm">
          <draw:text-box>
            <text:p text:style-name="P6"><text:span text:style-name="T10"><text:s text:c="2"/></text:span><text:span text:style-name="T6">⟦</text:span><text:span text:style-name="T7">Int⟧ = Rep[Int]</text:span></text:p>
            <text:p text:style-name="P6"><text:span text:style-name="T7"/></text:p>
          </draw:text-box>
        </draw:frame>
        <draw:frame draw:style-name="gr9" draw:text-style-name="P12" draw:layer="layout" svg:width="6.477cm" svg:height="1.097cm" svg:x="13.319cm" svg:y="6.725cm">
          <draw:text-box>
            <text:p text:style-name="P8"><text:span text:style-name="T6"><text:s text:c="2"/>⟦</text:span><text:span text:style-name="T7">varDef(t)⟧ = </text:span></text:p>
            <text:p text:style-name="P8"><text:span text:style-name="T7"><text:s text:c="5"/></text:span><text:span text:style-name="T6">this</text:span><text:span text:style-name="T7">.varDef(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1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jin Jovanovic</meta:initial-creator>
    <meta:creation-date>2015-09-20T21:09:30.741783301</meta:creation-date>
    <dc:date>2015-09-26T18:38:48.384156999</dc:date>
    <meta:editing-duration>P1DT20H19M41S</meta:editing-duration>
    <meta:editing-cycles>8</meta:editing-cycles>
    <meta:generator>LibreOffice/4.2.8.2$Linux_X86_64 LibreOffice_project/420m0$Build-2</meta:generator>
    <meta:printed-by>Vojin Jovanovic</meta:printed-by>
    <meta:print-date>2015-09-20T21:49:40.228639065</meta:print-date>
    <dc:creator>Vojin Jovanovic</dc:creator>
    <meta:document-statistic meta:object-count="16"/>
  </office:meta>
</office:document-meta>
</file>